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d020e" officeooo:paragraph-rsid="0010fda3"/>
    </style:style>
    <style:style style:name="P2" style:family="paragraph" style:parent-style-name="Standard">
      <style:paragraph-properties fo:text-align="center" style:justify-single-word="false"/>
      <style:text-properties officeooo:rsid="000d020e" officeooo:paragraph-rsid="0010fda3"/>
    </style:style>
    <style:style style:name="P3" style:family="paragraph" style:parent-style-name="Standard">
      <style:text-properties officeooo:rsid="000d020e" officeooo:paragraph-rsid="0010fda3"/>
    </style:style>
    <style:style style:name="T1" style:family="text">
      <style:text-properties officeooo:rsid="0010fd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ke Jaffe</text:p>
      <text:p text:style-name="P3"/>
      <text:p text:style-name="P2">Summary of “<text:span text:style-name="T1">A Few Useful Things to Know about Machine Learning</text:span>”</text:p>
      <text:p text:style-name="P2"/>
      <text:list xml:id="list1084454940628041303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7:32:10.566861677</meta:creation-date>
    <dc:date>2015-09-30T17:32:47.795466936</dc:date>
    <meta:editing-duration>P0D</meta:editing-duration>
    <meta:editing-cycles>1</meta:editing-cycles>
    <meta:document-statistic meta:table-count="0" meta:image-count="0" meta:object-count="0" meta:page-count="1" meta:paragraph-count="3" meta:word-count="14" meta:character-count="74" meta:non-whitespace-character-count="63"/>
    <meta:generator>LibreOffice/4.2.7.2$Linux_X86_64 LibreOffice_project/420m0$Build-2</meta:generator>
  </office:meta>
</office:document-meta>
</file>